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2.2094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74:Sheet1.H75 Sheet1.B2:Sheet1.H72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6:Sheet1.B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C76:Sheet1.C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D76:Sheet1.D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E76:Sheet1.E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F76:Sheet1.F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G76:Sheet1.G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H76:Sheet1.H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3:Sheet1.H73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03-22T21:50:58.267782247</dc:date>
    <meta:editing-duration>P52DT18H54M43S</meta:editing-duration>
    <meta:editing-cycles>271</meta:editing-cycles>
    <meta:document-statistic meta:table-count="1" meta:cell-count="876" meta:object-count="0"/>
  </office:meta>
</office:document-meta>
</file>